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gg sans" svg:font-family="'gg sans', 'Noto Sans',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Standard">
      <style:text-properties fo:color="#111111" style:font-name="Times New Roman" fo:font-weight="normal" style:font-weight-asian="normal" style:font-weight-complex="normal"/>
    </style:style>
    <style:style style:name="P4" style:family="paragraph" style:parent-style-name="Standard">
      <style:text-properties fo:font-weight="bold" style:font-weight-asian="bold" style:font-weight-complex="bold"/>
    </style:style>
    <style:style style:name="P5" style:family="paragraph" style:parent-style-name="Standard" style:list-style-name="L1">
      <style:text-properties fo:font-weight="bold" style:font-weight-asian="bold" style:font-weight-complex="bold"/>
    </style:style>
    <style:style style:name="P6" style:family="paragraph" style:parent-style-name="Standard" style:list-style-name="L2">
      <style:text-properties fo:font-weight="bold" style:font-weight-asian="bold" style:font-weight-complex="bold"/>
    </style:style>
    <style:style style:name="P7" style:family="paragraph" style:parent-style-name="Standard" style:list-style-name="L3">
      <style:text-properties fo:font-weight="bold" style:font-weight-asian="bold" style:font-weight-complex="bold"/>
    </style:style>
    <style:style style:name="P8" style:family="paragraph" style:parent-style-name="Standard" style:list-style-name="L4">
      <style:text-properties fo:font-weight="bold" style:font-weight-asian="bold" style:font-weight-complex="bold"/>
    </style:style>
    <style:style style:name="P9" style:family="paragraph" style:parent-style-name="Standard" style:list-style-name="L6">
      <style:text-properties fo:font-weight="bold" style:font-weight-asian="bold" style:font-weight-complex="bold"/>
    </style:style>
    <style:style style:name="P10" style:family="paragraph" style:parent-style-name="Standard">
      <style:text-properties fo:color="#111111" style:font-name="Times New Roman" fo:font-weight="normal" style:font-weight-asian="normal" style:font-weight-complex="normal"/>
    </style:style>
    <style:style style:name="P11" style:family="paragraph" style:parent-style-name="Standard">
      <style:text-properties fo:color="#111111" style:font-name="Times New Roman" fo:font-weight="bold" style:font-weight-asian="bold" style:font-weight-complex="bold"/>
    </style:style>
    <style:style style:name="P12" style:family="paragraph" style:parent-style-name="Standard">
      <style:text-properties fo:font-weight="normal" style:font-weight-asian="normal" style:font-weight-complex="normal"/>
    </style:style>
    <style:style style:name="P13" style:family="paragraph" style:parent-style-name="Standard">
      <style:text-properties fo:color="#000000" style:font-name="Times New Roman" fo:font-weight="bold" style:font-weight-asian="bold" style:font-weight-complex="bold"/>
    </style:style>
    <style:style style:name="P14" style:family="paragraph" style:parent-style-name="Standard" style:list-style-name="L5">
      <style:text-properties fo:color="#000000" style:font-name="Times New Roman" fo:font-weight="bold" style:font-weight-asian="bold" style:font-weight-complex="bold"/>
    </style:style>
    <style:style style:name="P15" style:family="paragraph" style:parent-style-name="Standard">
      <style:text-properties fo:color="#000000" style:font-name="Times New Roman" fo:font-weight="normal" style:font-weight-asian="normal" style:font-weight-complex="normal"/>
    </style:style>
    <style:style style:name="T1" style:family="text">
      <style:text-properties fo:font-weight="normal" style:font-weight-asian="normal" style:font-weight-complex="normal"/>
    </style:style>
    <style:style style:name="T2" style:family="text">
      <style:text-properties fo:font-variant="normal" fo:text-transform="none" fo:font-size="12pt" fo:letter-spacing="normal" fo:font-style="normal"/>
    </style:style>
    <style:style style:name="T3" style:family="text">
      <style:text-properties fo:font-variant="normal" fo:text-transform="none" fo:font-size="12pt" fo:letter-spacing="normal" fo:font-style="normal" fo:font-weight="normal"/>
    </style:style>
    <style:style style:name="T4" style:family="text">
      <style:text-properties fo:font-weight="bold" style:font-weight-asian="bold" style:font-weight-complex="bold"/>
    </style:style>
    <style:style style:name="T5" style:family="text">
      <style:text-properties fo:color="#000000" style:font-name="Times New Roman" fo:font-weight="bold" style:font-weight-asian="bold" style:font-weight-complex="bold"/>
    </style:style>
    <style:style style:name="T6" style:family="text">
      <style:text-properties fo:color="#000000" style:font-name="Times New Roman" fo:font-weight="normal" style:font-weight-asian="normal" style:font-weight-complex="normal"/>
    </style:style>
    <style:style style:name="fr1"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from-top"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from-top"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text:start-value="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text:start-value="7">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Atmani Hicham <text:tab/><text:tab/><text:tab/>Tp4_Part2 – Pilotage Led et mémoire</text:p>
      <text:p text:style-name="P1"/>
      <text:list xml:id="list4121273472552840648" text:style-name="L1">
        <text:list-item>
          <text:p text:style-name="P5">Sur l’architecture RTL, modifiez le module LED_driver en ajoutant une sortie end_cycle. Cette sortie vaudra 1 à la fin d’un cycle allumé/éteint de la LED RGB.</text:p>
        </text:list-item>
      </text:list>
      <text:p text:style-name="P1"><draw:frame draw:style-name="fr1" draw:name="images7" text:anchor-type="as-char" svg:width="16.969cm" svg:height="9.047cm" draw:z-index="2"><draw:image xlink:href="https://cdn.discordapp.com/attachments/1100770388377616474/1110125704202420315/image.png" xlink:type="simple" xlink:show="embed" xlink:actuate="onLoad"/></draw:frame> <text:s/></text:p>
      <text:p text:style-name="Standard"/>
      <text:p text:style-name="Standard"/>
      <text:p text:style-name="Standard"/>
      <text:p text:style-name="Standard"><draw:frame draw:style-name="fr2" draw:name="images2" text:anchor-type="as-char" svg:y="-3.747cm" svg:width="12.998cm" svg:height="4.747cm" draw:z-index="0"><draw:image xlink:href="https://cdn.discordapp.com/attachments/1100770388377616474/1109030124092923954/image.png" xlink:type="simple" xlink:show="embed" xlink:actuate="onLoad"/></draw:frame> <text:s/></text:p>
      <text:p text:style-name="Standard">Cela permet d'avoir un front montant à chaque fin de cycle ainsi End_cycle prendra la valeur 1 à chaque fin d'un cycle.</text:p>
      <text:p text:style-name="P1"/>
      <text:list xml:id="list7481914895874169422" text:style-name="L2">
        <text:list-item>
          <text:p text:style-name="P6">Modifiez la logique en entrée du module pour ajouter une FIFO. Cette FIFO doit prendre en entrée le code couleur « vert » ou « bleu » suivant l’état du bouton_1 et est connectée en sortie à l’entrée color_code du module LED_driver. La donnée est écrite dans la FIFO lorsqu’il y a un front montant du bouton_0. La donnée de la FIFO est lue lorsque le signal end_cycle du module LED_driver vaut 1. Pour ajouter une FIFO, ouvrez le catalog d’IP de Vivado (onglet Project Manager -&gt; IP Catalog) et recherchez l’IP qui vous semble la plus pertinente. Les documentations des IPs de Xilinx sont disponibles en ligne, cela peut faciliter vos recherches. Une fois que vous avez choisi une IP dans le catalogue, double cliquez dessus et choisissez les paramètres. Cliquez ensuite sur OK. Pour vous aider pour l’implémentation de cette IP, vous pouvez ouvrir un design d’exemple. Pour cela, faites un clic droit sur l’IP dans l’onglet Sources, puis Open IP Example Design.</text:p>
        </text:list-item>
      </text:list>
      <text:p text:style-name="P2"><text:s text:c="3"/></text:p>
      <text:p text:style-name="P2">La Fifo créée un décalage entre l’entrée End_Cycle et la sortie Code_Couleur. Pour régler ce <text:soft-page-break/>problème, il faut ajouter un registre sur le signal End_Cycle afin d’avoir les signaux Led_Clignotement et Data_End_Cycle synchronisé.</text:p>
      <text:list xml:id="list2972220217387660400" text:style-name="L3">
        <text:list-item>
          <text:p text:style-name="P7">Modifiez vos codes de la partie 1 pour y ajouter les nouveaux éléments de votre architecture <text:s/></text:p>
        </text:list-item>
      </text:list>
      <text:p text:style-name="P1"/>
      <text:p text:style-name="P2"><draw:frame draw:style-name="fr3" draw:name="images5" text:anchor-type="as-char" svg:y="-8.698cm" svg:width="16.917cm" svg:height="8.348cm" draw:z-index="1"><draw:image xlink:href="https://cdn.discordapp.com/attachments/1100770388377616474/1109117770903339129/image.png" xlink:type="simple" xlink:show="embed" xlink:actuate="onLoad"/></draw:frame></text:p>
      <text:p text:style-name="P2"><draw:frame draw:style-name="fr1" draw:name="images8" text:anchor-type="as-char" svg:width="12.007cm" svg:height="10.208cm" draw:z-index="3"><draw:image xlink:href="https://cdn.discordapp.com/attachments/1100770388377616474/1110126918809952296/image.png" xlink:type="simple" xlink:show="embed" xlink:actuate="onLoad"/></draw:frame> </text:p>
      <text:p text:style-name="P2"/>
      <text:p text:style-name="P2"/>
      <text:p text:style-name="P2"/>
      <text:p text:style-name="P2"/>
      <text:p text:style-name="P2"/>
      <text:p text:style-name="P2"/>
      <text:p text:style-name="P2"/>
      <text:p text:style-name="P2"/>
      <text:p text:style-name="P2"><text:soft-page-break/><draw:frame draw:style-name="fr1" draw:name="images9" text:anchor-type="as-char" svg:width="13.478cm" svg:height="9.428cm" draw:z-index="4"><draw:image xlink:href="https://cdn.discordapp.com/attachments/1100770388377616474/1110128108624945272/image.png" xlink:type="simple" xlink:show="embed" xlink:actuate="onLoad"/></draw:frame> </text:p>
      <text:p text:style-name="P2"><draw:frame draw:style-name="fr1" draw:name="images10" text:anchor-type="as-char" svg:width="13.57cm" svg:height="12.977cm" draw:z-index="5"><draw:image xlink:href="https://cdn.discordapp.com/attachments/1100770388377616474/1110128402406584360/image.png" xlink:type="simple" xlink:show="embed" xlink:actuate="onLoad"/></draw:frame> </text:p>
      <text:p text:style-name="P2"><text:soft-page-break/><draw:frame draw:style-name="fr1" draw:name="images11" text:anchor-type="as-char" svg:width="12.536cm" svg:height="17.226cm" draw:z-index="6"><draw:image xlink:href="https://cdn.discordapp.com/attachments/1100770388377616474/1110128676449832990/image.png" xlink:type="simple" xlink:show="embed" xlink:actuate="onLoad"/></draw:frame> </text:p>
      <text:p text:style-name="P2"><draw:frame draw:style-name="fr1" draw:name="images12" text:anchor-type="as-char" svg:width="16.902cm" svg:height="7.265cm" draw:z-index="7"><draw:image xlink:href="https://cdn.discordapp.com/attachments/1100770388377616474/1110126746562482196/image.png" xlink:type="simple" xlink:show="embed" xlink:actuate="onLoad"/></draw:frame></text:p>
      <text:p text:style-name="P3"><text:span text:style-name="T2">Cette simulation nous permet de valider notre composant Led_Driver avec utilisation d’une FIFO. Lorsque le signal wr_en de la FIFO détecte un front montant elle enregistre la valeur présente sur </text:span><text:soft-page-break/><text:span text:style-name="T2">l’entre Din de cette dernière. Et lorsque le signal re_en passe à 1 cette valeur est envoyé à la sortie Dout de la FIFO.</text:span> <text:s/></text:p>
      <text:p text:style-name="P3"/>
      <text:p text:style-name="P3">Ensuite j'ai modifié mon fichier top pour y ajouter mon nouveau module Led_Driver.</text:p>
      <text:p text:style-name="P3"/>
      <text:p text:style-name="P11">4. Mettez à jour le testbench et réalisez une simulation pour vérifier votre design </text:p>
      <text:p text:style-name="P2"><text:s text:c="2"/></text:p>
      <text:p text:style-name="P2">J'ai réutilisé le même testbench que lors de la partie 1 du TP4.</text:p>
      <text:p text:style-name="Standard"><text:s/></text:p>
      <text:p text:style-name="P1"><draw:frame draw:style-name="fr4" draw:name="images13" text:anchor-type="as-char" svg:width="12.356cm" svg:height="13.335cm" draw:z-index="8"><draw:image xlink:href="https://cdn.discordapp.com/attachments/1100770388377616474/1110129368602267698/image.png" xlink:type="simple" xlink:show="embed" xlink:actuate="onLoad"/></draw:frame> </text:p>
      <text:p text:style-name="P1"><draw:frame draw:style-name="fr1" draw:name="images14" text:anchor-type="as-char" svg:width="16.958cm" svg:height="7.205cm" draw:z-index="9"><draw:image xlink:href="https://cdn.discordapp.com/attachments/1100770388377616474/1110195331779543062/image.png" xlink:type="simple" xlink:show="embed" xlink:actuate="onLoad"/></draw:frame></text:p>
      <text:p text:style-name="P1"/>
      <text:p text:style-name="P2"><text:soft-page-break/>La dernière simulation montre que notre système fonctionne bien avec la mise en place de la Fifo dans le fichier top. En fonction du code couleur et le la sortie de le Fifo on fait clignoter la LED désiré. </text:p>
      <text:p text:style-name="P2"/>
      <text:list xml:id="list8689052710341628700" text:style-name="L4">
        <text:list-item>
          <text:p text:style-name="P8">Réalisez une synthèse et étudiez le rapport de synthèse, les ressources utilisées doivent correspondre à votre schéma RTL.</text:p>
        </text:list-item>
      </text:list>
      <text:p text:style-name="P1"><draw:frame draw:style-name="fr1" draw:name="images15" text:anchor-type="as-char" svg:width="15.988cm" svg:height="6.295cm" draw:z-index="10"><draw:image xlink:href="https://cdn.discordapp.com/attachments/1100770388377616474/1110196546001190986/image.png" xlink:type="simple" xlink:show="embed" xlink:actuate="onLoad"/></draw:frame> </text:p>
      <text:p text:style-name="Standard"><text:span text:style-name="T4"><text:s/></text:span><draw:frame draw:style-name="fr4" draw:name="images21" text:anchor-type="as-char" svg:width="12.409cm" svg:height="5.927cm" draw:z-index="11"><draw:image xlink:href="https://cdn.discordapp.com/attachments/1100770388377616474/1110208608865624215/image.png" xlink:type="simple" xlink:show="embed" xlink:actuate="onLoad"/></draw:frame> </text:p>
      <text:p text:style-name="Standard"><draw:frame draw:style-name="fr4" draw:name="images22" text:anchor-type="as-char" svg:width="8.281cm" svg:height="7.99cm" draw:z-index="12"><draw:image xlink:href="https://cdn.discordapp.com/attachments/1100770388377616474/1110208681322233946/image.png" xlink:type="simple" xlink:show="embed" xlink:actuate="onLoad"/></draw:frame> </text:p>
      <text:p text:style-name="P1"><text:s/></text:p>
      <text:p text:style-name="P13"><text:span text:style-name="T3">On voit bien que l’ensemble, semble conforme à notre design et notre schéma RTL. Avec le bon nombre de registre, de multiplexeurs, d’adders et d’entrées / sortie de notre système.</text:span> <text:span text:style-name="T1">La synthèse correspond bien à notre schéma RTL. De plus, on a bien un registre en moins que sur la partie 1 car </text:span><text:soft-page-break/><text:span text:style-name="T1">il est remplacé par le registre. On a bien nos 3 muxes, on a 4 entrées/4 sorties.</text:span></text:p>
      <text:list xml:id="list178392933915926309" text:style-name="L5">
        <text:list-item>
          <text:p text:style-name="P14">Effectuez le placement routage et étudiez les rapports.</text:p>
        </text:list-item>
      </text:list>
      <text:p text:style-name="Standard"><text:span text:style-name="T5"><text:s/></text:span><draw:frame draw:style-name="fr1" draw:name="images23" text:anchor-type="as-char" svg:width="14.282cm" svg:height="3.724cm" draw:z-index="13"><draw:image xlink:href="https://cdn.discordapp.com/attachments/1100770388377616474/1110209931346452480/image.png" xlink:type="simple" xlink:show="embed" xlink:actuate="onLoad"/></draw:frame> </text:p>
      <text:p text:style-name="P13"><text:s/></text:p>
      <text:p text:style-name="P15"><text:span text:style-name="T2">Notre système ne devrait pas rencontrer de métastabilité car on ne retrouve pas de slack (TNS et THS = 0ns)</text:span> </text:p>
      <text:p text:style-name="P15"/>
      <text:p text:style-name="P15">Chemin critique :</text:p>
      <text:p text:style-name="Standard"><text:span text:style-name="T6"><text:s/></text:span><draw:frame draw:style-name="fr1" draw:name="images24" text:anchor-type="as-char" svg:width="16.866cm" svg:height="3.519cm" draw:z-index="14"><draw:image xlink:href="https://cdn.discordapp.com/attachments/1100770388377616474/1110210187798790185/image.png" xlink:type="simple" xlink:show="embed" xlink:actuate="onLoad"/></draw:frame></text:p>
      <text:p text:style-name="Standard"/>
      <text:list xml:id="list1866139128945146042" text:style-name="L6">
        <text:list-item>
          <text:p text:style-name="P9">Générez le bitstream et vérifiez que vous avez le comportement attendu sur carte.</text:p>
        </text:list-item>
      </text:list>
      <text:p text:style-name="P1"/>
      <text:p text:style-name="P1">Voir la vidé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gg sans" svg:font-family="'gg sans', 'Noto Sans',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Hicham ATM</meta:initial-creator>
    <meta:creation-date>2023-05-19T09:55:00.32</meta:creation-date>
    <dc:date>2023-05-22T16:41:03.50</dc:date>
    <dc:creator>Hicham ATM</dc:creator>
    <meta:editing-duration>P3DT3H27S</meta:editing-duration>
    <meta:editing-cycles>6</meta:editing-cycles>
    <meta:generator>OpenOffice/4.1.11$Win32 OpenOffice.org_project/4111m1$Build-9808</meta:generator>
    <meta:document-statistic meta:table-count="0" meta:image-count="15" meta:object-count="0" meta:page-count="7" meta:paragraph-count="38" meta:word-count="544" meta:character-count="3184"/>
  </office:meta>
</office:document-meta>
</file>